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6797" officeooo:paragraph-rsid="001e6797"/>
    </style:style>
    <style:style style:name="P2" style:family="paragraph" style:parent-style-name="Standard">
      <style:paragraph-properties fo:text-align="start" style:justify-single-word="false"/>
      <style:text-properties officeooo:rsid="001e6797" officeooo:paragraph-rsid="001e6797"/>
    </style:style>
    <style:style style:name="P3" style:family="paragraph" style:parent-style-name="Standard">
      <style:paragraph-properties fo:text-align="start" style:justify-single-word="false"/>
      <style:text-properties officeooo:rsid="001e6797" officeooo:paragraph-rsid="001f4bca"/>
    </style:style>
    <style:style style:name="P4" style:family="paragraph" style:parent-style-name="Standard">
      <style:paragraph-properties fo:text-align="start" style:justify-single-word="false"/>
      <style:text-properties officeooo:rsid="00200325" officeooo:paragraph-rsid="00200325"/>
    </style:style>
    <style:style style:name="P5" style:family="paragraph" style:parent-style-name="Standard">
      <style:paragraph-properties fo:text-align="start" style:justify-single-word="false"/>
      <style:text-properties officeooo:rsid="00202608" officeooo:paragraph-rsid="00202608"/>
    </style:style>
    <style:style style:name="P6" style:family="paragraph" style:parent-style-name="Standard">
      <style:paragraph-properties fo:text-align="start" style:justify-single-word="false"/>
      <style:text-properties officeooo:rsid="00202608" officeooo:paragraph-rsid="00216128"/>
    </style:style>
    <style:style style:name="P7" style:family="paragraph" style:parent-style-name="Standard">
      <style:paragraph-properties fo:text-align="start" style:justify-single-word="false"/>
      <style:text-properties officeooo:rsid="001f4bca" officeooo:paragraph-rsid="001e6797"/>
    </style:style>
    <style:style style:name="T1" style:family="text">
      <style:text-properties officeooo:rsid="001f4bca"/>
    </style:style>
    <style:style style:name="T2" style:family="text">
      <style:text-properties officeooo:rsid="00216128"/>
    </style:style>
    <style:style style:name="T3" style:family="text">
      <style:text-properties officeooo:rsid="00222d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машнее задание №3</text:p>
      <text:p text:style-name="P2"/>
      <text:p text:style-name="P2"/>
      <text:p text:style-name="P2">1. Вектор запроса <text:s text:c="4"/>q(1, 0, 1, 0)</text:p>
      <text:p text:style-name="P2"/>
      <text:p text:style-name="P2">2. Векторы документов: <text:s text:c="5"/>d1(27, 3, 0, 14)</text:p>
      <text:p text:style-name="P2"><text:s text:c="46"/>d2(4, 33, 33, 0)</text:p>
      <text:p text:style-name="P2"><text:s text:c="46"/>d3(24, 0, 29, 17)</text:p>
      <text:p text:style-name="P2"/>
      <text:p text:style-name="P2">3. Сходство документа с запросом это cos(q,d) <text:span text:style-name="T1">= sum(qi * di)</text:span></text:p>
      <text:p text:style-name="P2"><text:s text:c="4"/><text:span text:style-name="T1">q — вектор запроса</text:span></text:p>
      <text:p text:style-name="P2"><text:s text:c="4"/><text:span text:style-name="T1">d — вектор документа, представленный весами вхождений слов в документ</text:span></text:p>
      <text:p text:style-name="P2"/>
      <text:p text:style-name="P7">4. Вычислим веса каждого слова в каждом документе и получим новые вектора документов</text:p>
      <text:p text:style-name="P2"><text:s text:c="4"/><text:span text:style-name="T1">w(t, d) = log(1 + tf(t, d)) * idf(t)</text:span></text:p>
      <text:p text:style-name="P2"/>
      <text:p text:style-name="P3"><text:s text:c="4"/><text:span text:style-name="T1">d1` = (w(t1, d1), w(t2, d1), w(t3, d1), w(t4, d1)) = (2.39, 1.25, 0, 1.76)</text:span></text:p>
      <text:p text:style-name="P3"><text:s text:c="4"/><text:span text:style-name="T1">d2` = (w(t1, d2), w(t2, d2), w(t3, d2), w(t4, d2)) = (1.15, 3.19, 2.28, 0)</text:span></text:p>
      <text:p text:style-name="P3"><text:s text:c="4"/><text:span text:style-name="T1">d3` = (w(t1, d3), w(t2, d3), w(t3, d3), w(t4, d3)) = (2.3, 0, 2.39, 1.88)</text:span></text:p>
      <text:p text:style-name="P3"/>
      <text:p text:style-name="P4">5. Нормализуем полученные вектора:</text:p>
      <text:p text:style-name="P4"><text:s text:c="4"/>d1`` = d1`/|d1`| = (0.74, 0.39, 0, 0.55) <text:s text:c="7"/>(|d1`| = 3.22)</text:p>
      <text:p text:style-name="P4"><text:s text:c="4"/>d2`` = d2`/|d2`| = (0.27, 0.76, 0.59, 0) <text:s text:c="7"/>(|d2`| = 4.2)</text:p>
      <text:p text:style-name="P4"><text:s text:c="4"/>d3`` = d3`/|d3`| = (0.6, 0, 0.63, 0.49) <text:s text:c="7"/>(|d3`| = 3.81)</text:p>
      <text:p text:style-name="P4"/>
      <text:p text:style-name="P5">6. Теперь можем вычислить сходство документа с запросом:</text:p>
      <text:p text:style-name="P5"><text:s text:c="4"/>cos(q, d1``) <text:s/>= <text:span text:style-name="T2">(</text:span>1 * 0.74 + 0 * 0.39 + 1 * 0 + 0 * 0.55<text:span text:style-name="T2">)/(sqrt 2)</text:span> = <text:span text:style-name="T3">0.52</text:span></text:p>
      <text:p text:style-name="P6"><text:s text:c="4"/>cos(q, d2``) <text:s/>= <text:span text:style-name="T2">(</text:span>1 * 0.27 + 0 * 0.76 + 1 * 0.59 + 0 * 0<text:span text:style-name="T2">)/(sqrt 2)</text:span> = 0.<text:span text:style-name="T3">61</text:span> </text:p>
      <text:p text:style-name="P6"><text:s text:c="4"/>cos(q, d3``) <text:s/>= <text:span text:style-name="T2">(</text:span>1 * 0.6 + 0 * 0 + 1 * 0.63 + 0 * 0.49<text:span text:style-name="T2">)/(sqrt 2)</text:span> = <text:span text:style-name="T3">0.8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1:08:04.356891124</meta:creation-date>
    <dc:date>2017-09-22T11:45:06.698711050</dc:date>
    <meta:editing-duration>PT26M3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23" meta:character-count="1249" meta:non-whitespace-character-count="871"/>
  </office:meta>
</office:document-meta>
</file>